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2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3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4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5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6" style:family="graphic" style:parent-style-name="standard" style:list-style-name="L1">
      <style:graphic-properties draw:stroke="solid" svg:stroke-color="#000000" draw:fill="none" draw:fill-color="#729fcf" draw:textarea-horizontal-align="justify" draw:textarea-vertical-align="middle" draw:auto-grow-height="false" fo:min-height="1.008cm" fo:min-width="0.75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margin-top="0cm" fo:margin-bottom="0cm" fo:text-align="center"/>
    </style:style>
    <style:style style:name="P2" style:family="paragraph">
      <loext:graphic-properties draw:fill="none" draw:fill-color="#729fcf"/>
      <style:paragraph-properties fo:margin-top="0.254cm" fo:margin-bottom="0cm" fo:text-align="center"/>
      <style:text-properties fo:font-size="12pt" style:font-size-asian="12pt" style:font-size-complex="12pt"/>
    </style:style>
    <style:style style:name="P3" style:family="paragraph">
      <loext:graphic-properties draw:fill="none" draw:fill-color="#729fcf"/>
      <style:paragraph-properties fo:margin-top="0cm" fo:margin-bottom="0cm" fo:text-align="center"/>
      <style:text-properties fo:font-size="12pt" style:font-size-asian="12pt" style:font-size-complex="12pt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text:list-style style:name="L1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778cm" svg:height="1.778cm" svg:x="1.27cm" svg:y="7.112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San Die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778cm" svg:height="1.778cm" svg:x="6.165cm" svg:y="3.278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Denv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778cm" svg:height="1.778cm" svg:x="6.16cm" svg:y="11.244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Chicag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3.761cm" svg:y="3.244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Atlan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.778cm" svg:height="1.778cm" svg:x="13.756cm" svg:y="11.21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Jacksonvill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1.778cm" svg:height="1.778cm" svg:x="19.865cm" svg:y="7.078cm">
          <text:p text:style-name="P1"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Norfol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2.794cm" svg:y1="7.366cm" svg:x2="6.165cm" svg:y2="4.064cm">
          <text:p text:style-name="P4">8<text:line-break/></text:p>
        </draw:line>
        <draw:line draw:style-name="gr7" draw:text-style-name="P5" draw:layer="layout" svg:x1="2.794cm" svg:y1="8.636cm" svg:x2="6.35cm" svg:y2="11.684cm">
          <text:p text:style-name="P4">9<text:line-break/></text:p>
        </draw:line>
        <draw:line draw:style-name="gr7" draw:text-style-name="P5" draw:layer="layout" svg:x1="7.62cm" svg:y1="11.43cm" svg:x2="13.97cm" svg:y2="4.826cm">
          <text:p text:style-name="P4">4 <text:s text:c="17"/><text:line-break/></text:p>
        </draw:line>
        <draw:line draw:style-name="gr7" draw:text-style-name="P5" draw:layer="layout" svg:x1="7.62cm" svg:y1="4.826cm" svg:x2="13.97cm" svg:y2="11.43cm">
          <text:p text:style-name="P4">6 <text:s text:c="29"/><text:line-break/></text:p>
        </draw:line>
        <draw:line draw:style-name="gr7" draw:text-style-name="P5" draw:layer="layout" svg:x1="7.943cm" svg:y1="4.064cm" svg:x2="13.761cm" svg:y2="4.064cm">
          <text:p text:style-name="P4">7<text:line-break/></text:p>
        </draw:line>
        <draw:line draw:style-name="gr7" draw:text-style-name="P5" draw:layer="layout" svg:x1="7.938cm" svg:y1="12.192cm" svg:x2="13.756cm" svg:y2="12.192cm">
          <text:p text:style-name="P4">10<text:line-break/></text:p>
        </draw:line>
        <draw:line draw:style-name="gr7" draw:text-style-name="P5" draw:layer="layout" svg:x1="15.539cm" svg:y1="4.064cm" svg:x2="20.066cm" svg:y2="7.366cm">
          <text:p text:style-name="P4">12<text:line-break/></text:p>
        </draw:line>
        <draw:line draw:style-name="gr7" draw:text-style-name="P5" draw:layer="layout" svg:x1="15.534cm" svg:y1="12.192cm" svg:x2="19.865cm" svg:y2="7.874cm">
          <text:p text:style-name="P4">9<text:line-break/></text:p>
        </draw:line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8-16T10:10:33.497188561</meta:creation-date>
    <dc:date>2021-08-16T12:16:10.858136447</dc:date>
    <meta:editing-duration>PT4M46S</meta:editing-duration>
    <meta:editing-cycles>1</meta:editing-cycles>
    <meta:document-statistic meta:object-count="37"/>
    <meta:generator>LibreOffice/6.0.7.3$Linux_X86_64 LibreOffice_project/00m0$Build-3</meta:generator>
  </office:meta>
</office:document-meta>
</file>